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1184" officeooo:paragraph-rsid="000b118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1184" officeooo:paragraph-rsid="0011113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b1184" officeooo:paragraph-rsid="000b1184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289a1" officeooo:paragraph-rsid="001289a1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paragraph-rsid="00111134"/>
    </style:style>
    <style:style style:name="T1" style:family="text">
      <style:text-properties fo:font-size="14pt" fo:font-weight="bold" officeooo:rsid="000b1184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11134" style:font-size-asian="14pt" style:font-weight-asian="bold" style:font-size-complex="14pt" style:font-weight-complex="bold"/>
    </style:style>
    <style:style style:name="T3" style:family="text">
      <style:text-properties officeooo:rsid="001111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Write a program in c to blink one led in kit.(12 feb)</text:p>
      <text:p text:style-name="P1"/>
      <text:p text:style-name="P1"/>
      <text:p text:style-name="P1">Q2)Write a program in c to blink two LED alternatively.(12 feb)</text:p>
      <text:p text:style-name="P1"/>
      <text:p text:style-name="P1"/>
      <text:p text:style-name="P1">Q3)Write a program in c to to implement n-bit counter by taking input of bit number from a switch.(19 feb)</text:p>
      <text:p text:style-name="P1"/>
      <text:p text:style-name="P1">Q4)Write a program in c to to implement n-bit counter by taking input of counting a number from a switch.(19 feb)</text:p>
      <text:p text:style-name="P1"/>
      <text:p text:style-name="P1"/>
      <text:p text:style-name="P1">Q5)Write a program in c to to implement n-bit counter with buzzer by taking input of bit number from a switch.(29 feb)</text:p>
      <text:p text:style-name="P3"/>
      <text:p text:style-name="P3"/>
      <text:p text:style-name="P3">#include&lt;p89v51rx2.h&gt;</text:p>
      <text:p text:style-name="P3"/>
      <text:p text:style-name="P3">#define s0 INT0</text:p>
      <text:p text:style-name="P3">#define s1 INT1</text:p>
      <text:p text:style-name="P3">#define s2 T0</text:p>
      <text:p text:style-name="P3">#define s3 T1</text:p>
      <text:p text:style-name="P3">#define d0 RxD</text:p>
      <text:p text:style-name="P3">#define d1 TxD</text:p>
      <text:p text:style-name="P3">#define d2 WR</text:p>
      <text:p text:style-name="P3">#define d3 RD</text:p>
      <text:p text:style-name="P3"/>
      <text:p text:style-name="P3">sbit buzzer = P0^3;</text:p>
      <text:p text:style-name="P3"/>
      <text:p text:style-name="P3"><text:s/>void delay(unsigned int dela)</text:p>
      <text:p text:style-name="P3"><text:s/>{</text:p>
      <text:p text:style-name="P3"><text:s/>unsigned int i,j;</text:p>
      <text:p text:style-name="P3">for(i=0;i&lt;=1000;i++)</text:p>
      <text:p text:style-name="P3"><text:s/>for(j=0;j&lt;dela;j++);</text:p>
      <text:p text:style-name="P3"><text:s/>}</text:p>
      <text:p text:style-name="P3"><text:s/></text:p>
      <text:p text:style-name="P3">void main(void){</text:p>
      <text:p text:style-name="P3">int count = 0,i,first=0,second=0,third=0,fourth = 0;</text:p>
      <text:p text:style-name="P3">int flag[] = {0,0,0,0};</text:p>
      <text:p text:style-name="P3">while(1){</text:p>
      <text:p text:style-name="P3">if(!s3){</text:p>
      <text:p text:style-name="P3"><text:soft-page-break/>flag[3]=1;</text:p>
      <text:p text:style-name="P3">break;</text:p>
      <text:p text:style-name="P3">}</text:p>
      <text:p text:style-name="P3">if(!s0){</text:p>
      <text:p text:style-name="P3">flag[0]=1;</text:p>
      <text:p text:style-name="P3">break;</text:p>
      <text:p text:style-name="P3">}</text:p>
      <text:p text:style-name="P3">if(!s1){</text:p>
      <text:p text:style-name="P3">flag[1]=1;</text:p>
      <text:p text:style-name="P3">break;</text:p>
      <text:p text:style-name="P3">}</text:p>
      <text:p text:style-name="P3">if(!s2){</text:p>
      <text:p text:style-name="P3">flag[2]=1;</text:p>
      <text:p text:style-name="P3">break;</text:p>
      <text:p text:style-name="P3">}</text:p>
      <text:p text:style-name="P3">}</text:p>
      <text:p text:style-name="P3"/>
      <text:p text:style-name="P3">if(flag[3]) flag[0]=1,flag[1]=1,flag[2]=1;</text:p>
      <text:p text:style-name="P3">else if(flag[2]) flag[0]=1,flag[1]=1;</text:p>
      <text:p text:style-name="P3">else if(flag[1]) flag[0]=1;</text:p>
      <text:p text:style-name="P3"/>
      <text:p text:style-name="P3">count = flag[0] + 2*(flag[1]) + 4*(flag[2]) + 8*flag[3];</text:p>
      <text:p text:style-name="P3"/>
      <text:p text:style-name="P3">for(i=0;i&lt;=count;i++){</text:p>
      <text:p text:style-name="P3">d0 = 1;</text:p>
      <text:p text:style-name="P3">d1 = 1;</text:p>
      <text:p text:style-name="P3">d2 = 1;</text:p>
      <text:p text:style-name="P3">d3 = 1;</text:p>
      <text:p text:style-name="P3">first = i&amp;(1&lt;&lt;0);</text:p>
      <text:p text:style-name="P3">second = i&amp;(1&lt;&lt;1);</text:p>
      <text:p text:style-name="P3">third = i&amp;(1&lt;&lt;2);</text:p>
      <text:p text:style-name="P3">fourth = i&amp;(1&lt;&lt;3);</text:p>
      <text:p text:style-name="P3">if(first) d0 = 0;</text:p>
      <text:p text:style-name="P3">if(second) d1 = 0;</text:p>
      <text:p text:style-name="P3">if(third) d2 = 0;</text:p>
      <text:p text:style-name="P3">if(fourth) d3 = 0;</text:p>
      <text:p text:style-name="P3"/>
      <text:p text:style-name="P3">delay(200);</text:p>
      <text:p text:style-name="P3">}</text:p>
      <text:p text:style-name="P3">buzzer=0;</text:p>
      <text:p text:style-name="P3">delay(200);</text:p>
      <text:p text:style-name="P3">buzzer=1;</text:p>
      <text:p text:style-name="P3"><text:soft-page-break/>}</text:p>
      <text:p text:style-name="P3"/>
      <text:p text:style-name="P1"/>
      <text:p text:style-name="P2">Q<text:span text:style-name="T3">6</text:span>)Write a program in c to to implement n-bit counter <text:span text:style-name="T3">with buzzer</text:span> by taking input of counting a number from a switch.(<text:span text:style-name="T3">2</text:span>9 feb)</text:p>
      <text:p text:style-name="P2"/>
      <text:p text:style-name="P4"/>
      <text:p text:style-name="P4">#include&lt;p89v51rx2.h&gt;</text:p>
      <text:p text:style-name="P4"><text:s/></text:p>
      <text:p text:style-name="P4">#define s0 INT0 <text:s/></text:p>
      <text:p text:style-name="P4">#define s1 INT1 <text:s/></text:p>
      <text:p text:style-name="P4">#define s2 T0 <text:s/></text:p>
      <text:p text:style-name="P4">#define s3 T1 <text:s/></text:p>
      <text:p text:style-name="P4">#define d0 RxD </text:p>
      <text:p text:style-name="P4">#define d1 TxD </text:p>
      <text:p text:style-name="P4">#define d2 WR </text:p>
      <text:p text:style-name="P4">#define d3 RD </text:p>
      <text:p text:style-name="P4"/>
      <text:p text:style-name="P4">sbit buzzer = P0^3;</text:p>
      <text:p text:style-name="P4"><text:s/></text:p>
      <text:p text:style-name="P4"><text:s/></text:p>
      <text:p text:style-name="P4"><text:s/>void delay(unsigned int dela) </text:p>
      <text:p text:style-name="P4"><text:s/>{ </text:p>
      <text:p text:style-name="P4"><text:s/>unsigned int i,j; </text:p>
      <text:p text:style-name="P4">for(i=0;i&lt;=1000;i++) </text:p>
      <text:p text:style-name="P4"><text:s/>for(j=0;j&lt;dela;j++); </text:p>
      <text:p text:style-name="P4"><text:s/>} </text:p>
      <text:p text:style-name="P4"><text:s text:c="2"/></text:p>
      <text:p text:style-name="P4">void main(void){ </text:p>
      <text:p text:style-name="P4">int count = 0,i,first=0,second=0,third=0; </text:p>
      <text:p text:style-name="P4">int flag[] = {0,0,0,0}; </text:p>
      <text:p text:style-name="P4"><text:s/></text:p>
      <text:p text:style-name="P4">while(1){ <text:s/></text:p>
      <text:p text:style-name="P4">if(!s3) break; </text:p>
      <text:p text:style-name="P4">if(!s0) flag[0]=1; </text:p>
      <text:p text:style-name="P4">if(!s1) flag[1]=1; </text:p>
      <text:p text:style-name="P4">if(!s2) flag[2]=1; </text:p>
      <text:p text:style-name="P4">} </text:p>
      <text:p text:style-name="P4"><text:s/></text:p>
      <text:p text:style-name="P4">count = flag[0] + 2*(flag[1]) + 4*(flag[2]); </text:p>
      <text:p text:style-name="P4">for(i=0;i&lt;=count;i++){ </text:p>
      <text:p text:style-name="P4">d0 = 1; </text:p>
      <text:p text:style-name="P4"><text:soft-page-break/>d1 = 1; </text:p>
      <text:p text:style-name="P4">d2 = 1; </text:p>
      <text:p text:style-name="P4">first = i&amp;(1&lt;&lt;0); </text:p>
      <text:p text:style-name="P4">second = i&amp;(1&lt;&lt;1); </text:p>
      <text:p text:style-name="P4">third = i&amp;(1&lt;&lt;2); </text:p>
      <text:p text:style-name="P4">if(first) d0 = 0; </text:p>
      <text:p text:style-name="P4">if(second) d1 = 0; </text:p>
      <text:p text:style-name="P4">if(third) d2 = 0; </text:p>
      <text:p text:style-name="P4">delay(200); </text:p>
      <text:p text:style-name="P4">}</text:p>
      <text:p text:style-name="P4"/>
      <text:p text:style-name="P4">buzzer=0;</text:p>
      <text:p text:style-name="P4">delay(200);</text:p>
      <text:p text:style-name="P4">buzzer=1;</text:p>
      <text:p text:style-name="P4"/>
      <text:p text:style-name="P4"/>
      <text:p text:style-name="P4">}</text:p>
      <text:p text:style-name="P2"/>
      <text:p text:style-name="P5"><text:span text:style-name="T1">Q</text:span><text:span text:style-name="T2">7</text:span><text:span text:style-name="T1">)Write a program in c to to implement n-bit counter </text:span><text:span text:style-name="T2">with buzzer</text:span><text:span text:style-name="T1"> c</text:span><text:span text:style-name="T2">ounting 1bit , 2bit , <text:s/>3bit , 4bit</text:span><text:span text:style-name="T1">.(</text:span><text:span text:style-name="T2">2</text:span><text:span text:style-name="T1">9 feb)</text:span></text:p>
      <text:p text:style-name="P2"/>
      <text:p text:style-name="P2"/>
      <text:p text:style-name="P3"/>
      <text:p text:style-name="P3">#include&lt;p89v51rx2.h&gt;</text:p>
      <text:p text:style-name="P3"/>
      <text:p text:style-name="P3">#define s0 INT0</text:p>
      <text:p text:style-name="P3">#define s1 INT1</text:p>
      <text:p text:style-name="P3">#define s2 T0</text:p>
      <text:p text:style-name="P3">#define s3 T1</text:p>
      <text:p text:style-name="P3">#define d0 RxD</text:p>
      <text:p text:style-name="P3">#define d1 TxD</text:p>
      <text:p text:style-name="P3">#define d2 WR</text:p>
      <text:p text:style-name="P3">#define d3 RD</text:p>
      <text:p text:style-name="P3"/>
      <text:p text:style-name="P3">sbit buzzer = P0^3;</text:p>
      <text:p text:style-name="P3">void delay(int x){</text:p>
      <text:p text:style-name="P3"><text:tab/>int i,j;</text:p>
      <text:p text:style-name="P3"><text:tab/>for(i=0;i&lt;1000;i++){</text:p>
      <text:p text:style-name="P3"><text:tab/><text:tab/>for(j=0;j&lt;x;j++);</text:p>
      <text:p text:style-name="P3"><text:tab/>}</text:p>
      <text:p text:style-name="P3">}</text:p>
      <text:p text:style-name="P3">void main(){</text:p>
      <text:p text:style-name="P3"><text:soft-page-break/><text:tab/>int k=4,cnt,a=0,b=0,c=0,d=0,i;</text:p>
      <text:p text:style-name="P3"><text:tab/>for(k=0;k&lt;4;k++){</text:p>
      <text:p text:style-name="P3"><text:tab/><text:tab/>if(k==3){d=1;c=1;b=1;a=1;}</text:p>
      <text:p text:style-name="P3"><text:tab/><text:tab/>if(k==2){a=1;b=1;c=1;}</text:p>
      <text:p text:style-name="P3"><text:tab/><text:tab/>if(k==1){b=1;c=1;}</text:p>
      <text:p text:style-name="P3"><text:tab/><text:tab/>if(k==0){c=1;}</text:p>
      <text:p text:style-name="P3"><text:tab/><text:tab/></text:p>
      <text:p text:style-name="P3"><text:tab/><text:tab/></text:p>
      <text:p text:style-name="P3"><text:tab/></text:p>
      <text:p text:style-name="P3"><text:tab/> cnt=8*d+4*a+2*b+c;</text:p>
      <text:p text:style-name="P3"><text:tab/></text:p>
      <text:p text:style-name="P3"><text:tab/>for(i=0;i&lt;=cnt;i++){</text:p>
      <text:p text:style-name="P3"><text:tab/><text:tab/>d0=1;</text:p>
      <text:p text:style-name="P3"><text:tab/><text:tab/>d1=1;</text:p>
      <text:p text:style-name="P3"><text:tab/><text:tab/>d2=1;</text:p>
      <text:p text:style-name="P3"><text:tab/><text:tab/>d3=1;</text:p>
      <text:p text:style-name="P3"><text:tab/><text:tab/>if(i&amp;(1))d0=0;</text:p>
      <text:p text:style-name="P3"><text:tab/><text:tab/>if(i&amp;(1&lt;&lt;1))d1=0;</text:p>
      <text:p text:style-name="P3"><text:tab/><text:tab/>if(i&amp;(1&lt;&lt;2))d2=0;</text:p>
      <text:p text:style-name="P3"><text:tab/><text:tab/>if(i&amp;(1&lt;&lt;3))d3=0;</text:p>
      <text:p text:style-name="P3"><text:tab/><text:tab/>delay(200);</text:p>
      <text:p text:style-name="P3"><text:tab/><text:tab/></text:p>
      <text:p text:style-name="P3"><text:tab/>}</text:p>
      <text:p text:style-name="P3"><text:tab/>buzzer=0;</text:p>
      <text:p text:style-name="P3"><text:tab/>delay(200);</text:p>
      <text:p text:style-name="P3"><text:tab/>buzzer=1;</text:p>
      <text:p text:style-name="P3"/>
      <text:p text:style-name="P3"><text:tab/><text:tab/></text:p>
      <text:p text:style-name="P3"><text:tab/>}</text:p>
      <text:p text:style-name="P3"><text:tab/></text:p>
      <text:p text:style-name="P3"/>
      <text:p text:style-name="P3"/>
      <text:p text:style-name="P3"/>
      <text:p text:style-name="P3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3:50:15.692082994</meta:creation-date>
    <dc:date>2020-03-04T12:33:59.071304657</dc:date>
    <meta:editing-duration>PT17M48S</meta:editing-duration>
    <meta:editing-cycles>5</meta:editing-cycles>
    <meta:generator>LibreOffice/6.3.4.2.0$Linux_X86_64 LibreOffice_project/30$Build-2</meta:generator>
    <meta:document-statistic meta:table-count="0" meta:image-count="0" meta:object-count="0" meta:page-count="5" meta:paragraph-count="163" meta:word-count="432" meta:character-count="2783" meta:non-whitespace-character-count="2389"/>
  </office:meta>
</office:document-meta>
</file>